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7C9000035ED0000128ED6A492E7.svg" manifest:media-type="image/svg+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Code" svg:font-family="'Cascadia Code'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7.925in" fo:margin-left="-0.6396in" table:align="left" style:shadow="none" style:may-break-between-rows="true" table:border-model="collapsing"/>
    </style:style>
    <style:style style:name="Table1.A" style:family="table-column">
      <style:table-column-properties style:column-width="0.5993in"/>
    </style:style>
    <style:style style:name="Table1.B" style:family="table-column">
      <style:table-column-properties style:column-width="0.2375in"/>
    </style:style>
    <style:style style:name="Table1.F" style:family="table-column">
      <style:table-column-properties style:column-width="0.3in"/>
    </style:style>
    <style:style style:name="Table1.G" style:family="table-column">
      <style:table-column-properties style:column-width="0.3125in"/>
    </style:style>
    <style:style style:name="Table1.J" style:family="table-column">
      <style:table-column-properties style:column-width="0.4944in"/>
    </style:style>
    <style:style style:name="Table1.K" style:family="table-column">
      <style:table-column-properties style:column-width="0.6in"/>
    </style:style>
    <style:style style:name="Table1.L" style:family="table-column">
      <style:table-column-properties style:column-width="0.4646in"/>
    </style:style>
    <style:style style:name="Table1.M" style:family="table-column">
      <style:table-column-properties style:column-width="0.5778in"/>
    </style:style>
    <style:style style:name="Table1.R" style:family="table-column">
      <style:table-column-properties style:column-width="0.6903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 xlink:href="Pictures/100007C9000035ED0000128ED6A492E7.svg" xlink:type="simple" xlink:actuate="onLoad" style:repeat="stretch"/>
      </style:table-cell-properties>
    </style:style>
    <style:style style:name="Table1.B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R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R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4" style:family="table-row">
      <style:table-row-properties fo:keep-together="auto"/>
    </style:style>
    <style:style style:name="P1" style:family="paragraph" style:parent-style-name="Standard">
      <style:paragraph-properties fo:text-align="justify" style:justify-single-word="false"/>
      <style:text-properties officeooo:rsid="0012a421" officeooo:paragraph-rsid="0003b77a"/>
    </style:style>
    <style:style style:name="P2" style:family="paragraph" style:parent-style-name="Standard">
      <style:paragraph-properties fo:text-align="justify" style:justify-single-word="false"/>
      <style:text-properties officeooo:paragraph-rsid="0003b77a"/>
    </style:style>
    <style:style style:name="P3" style:family="paragraph" style:parent-style-name="Standard">
      <style:paragraph-properties fo:text-align="justify" style:justify-single-word="false"/>
      <style:text-properties officeooo:rsid="00179f43" officeooo:paragraph-rsid="00135974"/>
    </style:style>
    <style:style style:name="P4" style:family="paragraph" style:parent-style-name="Standard">
      <style:paragraph-properties fo:text-align="justify" style:justify-single-word="false"/>
      <style:text-properties fo:font-size="16pt" officeooo:rsid="0012a421" officeooo:paragraph-rsid="0003b77a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fo:font-size="16pt" officeooo:rsid="002ac0ff" officeooo:paragraph-rsid="004ab080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fo:font-size="16pt" officeooo:rsid="003ef6a9" officeooo:paragraph-rsid="003ef6a9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officeooo:rsid="003ef6a9" officeooo:paragraph-rsid="0003b77a"/>
    </style:style>
    <style:style style:name="P8" style:family="paragraph" style:parent-style-name="Standard">
      <style:paragraph-properties fo:text-align="justify" style:justify-single-word="false"/>
      <style:text-properties fo:font-size="12pt" officeooo:rsid="003ef6a9" officeooo:paragraph-rsid="003ef6a9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rsid="0035defb" officeooo:paragraph-rsid="003ef6a9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officeooo:rsid="00653f1c" officeooo:paragraph-rsid="00653f1c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officeooo:rsid="00466401" officeooo:paragraph-rsid="004ab080"/>
    </style:style>
    <style:style style:name="P12" style:family="paragraph" style:parent-style-name="Standard">
      <style:paragraph-properties fo:text-align="justify" style:justify-single-word="false"/>
      <style:text-properties officeooo:rsid="0013b844" officeooo:paragraph-rsid="000b1ee5"/>
    </style:style>
    <style:style style:name="P13" style:family="paragraph" style:parent-style-name="Standard">
      <style:paragraph-properties fo:text-align="justify" style:justify-single-word="false"/>
      <style:text-properties officeooo:rsid="00615eac" officeooo:paragraph-rsid="00615eac"/>
    </style:style>
    <style:style style:name="P14" style:family="paragraph" style:parent-style-name="Standard">
      <style:paragraph-properties fo:text-align="justify" style:justify-single-word="false"/>
      <style:text-properties officeooo:rsid="00653f1c" officeooo:paragraph-rsid="00653f1c"/>
    </style:style>
    <style:style style:name="P15" style:family="paragraph" style:parent-style-name="Standard">
      <style:paragraph-properties fo:text-align="justify" style:justify-single-word="false"/>
      <style:text-properties style:font-name="Cascadia Code" officeooo:rsid="00653f1c" officeooo:paragraph-rsid="00653f1c"/>
    </style:style>
    <style:style style:name="P16" style:family="paragraph" style:parent-style-name="Standard">
      <style:paragraph-properties fo:text-align="justify" style:justify-single-word="false"/>
      <style:text-properties officeooo:rsid="00653f1c" officeooo:paragraph-rsid="00662a24"/>
    </style:style>
    <style:style style:name="P17" style:family="paragraph" style:parent-style-name="Standard">
      <style:paragraph-properties fo:text-align="justify" style:justify-single-word="false" fo:break-before="page"/>
      <style:text-properties officeooo:rsid="00653f1c" officeooo:paragraph-rsid="00662a24"/>
    </style:style>
    <style:style style:name="P18" style:family="paragraph" style:parent-style-name="Standard">
      <style:paragraph-properties fo:text-align="justify" style:justify-single-word="false"/>
      <style:text-properties officeooo:rsid="0067a250" officeooo:paragraph-rsid="0067a250"/>
    </style:style>
    <style:style style:name="P19" style:family="paragraph" style:parent-style-name="Standard">
      <style:paragraph-properties fo:text-align="justify" style:justify-single-word="false"/>
      <style:text-properties officeooo:rsid="00694f18" officeooo:paragraph-rsid="0069c679"/>
    </style:style>
    <style:style style:name="P20" style:family="paragraph" style:parent-style-name="Standard">
      <style:paragraph-properties fo:text-align="justify" style:justify-single-word="false" fo:break-before="page"/>
      <style:text-properties officeooo:rsid="0035defb" officeooo:paragraph-rsid="003b9fe1"/>
    </style:style>
    <style:style style:name="P21" style:family="paragraph" style:parent-style-name="Standard">
      <style:paragraph-properties fo:text-align="justify" style:justify-single-word="false"/>
      <style:text-properties style:font-name="Cascadia Code" officeooo:rsid="00694f18" officeooo:paragraph-rsid="0069c679"/>
    </style:style>
    <style:style style:name="P22" style:family="paragraph" style:parent-style-name="Standard">
      <style:paragraph-properties fo:text-align="justify" style:justify-single-word="false"/>
      <style:text-properties style:font-name="Liberation Serif" officeooo:rsid="0069c679" officeooo:paragraph-rsid="0069c679"/>
    </style:style>
    <style:style style:name="P23" style:family="paragraph" style:parent-style-name="Standard">
      <style:paragraph-properties fo:text-align="justify" style:justify-single-word="false"/>
      <style:text-properties officeooo:rsid="002c51c8" officeooo:paragraph-rsid="002c51c8"/>
    </style:style>
    <style:style style:name="P24" style:family="paragraph" style:parent-style-name="Standard">
      <style:paragraph-properties fo:text-align="justify" style:justify-single-word="false"/>
      <style:text-properties officeooo:rsid="006b097a" officeooo:paragraph-rsid="006b097a"/>
    </style:style>
    <style:style style:name="P25" style:family="paragraph" style:parent-style-name="Standard">
      <style:paragraph-properties fo:text-align="justify" style:justify-single-word="false"/>
      <style:text-properties officeooo:rsid="006b097a" officeooo:paragraph-rsid="006e3298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2pt" officeooo:rsid="006fb5aa" officeooo:paragraph-rsid="006fb5aa" style:font-size-asian="10.5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Liberation Serif" officeooo:rsid="00716927" officeooo:paragraph-rsid="00716927"/>
    </style:style>
    <style:style style:name="P28" style:family="paragraph" style:parent-style-name="Standard">
      <style:paragraph-properties fo:text-align="justify" style:justify-single-word="false"/>
      <style:text-properties style:font-name="Liberation Serif" officeooo:rsid="00725302" officeooo:paragraph-rsid="00725302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b097a" officeooo:paragraph-rsid="006e32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fb5aa" officeooo:paragraph-rsid="006fb5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justify" style:justify-single-word="false"/>
      <style:text-properties fo:font-size="12pt" officeooo:rsid="006fb5aa" officeooo:paragraph-rsid="006fb5aa" style:font-size-asian="10.5pt" style:font-size-complex="12pt"/>
    </style:style>
    <style:style style:name="P32" style:family="paragraph" style:parent-style-name="Standard">
      <style:paragraph-properties fo:text-align="justify" style:justify-single-word="false"/>
      <style:text-properties fo:font-size="12pt" officeooo:rsid="004c446b" officeooo:paragraph-rsid="004c446b" style:font-size-asian="10.5pt" style:font-size-complex="12pt"/>
    </style:style>
    <style:style style:name="P33" style:family="paragraph" style:parent-style-name="Standard">
      <style:paragraph-properties fo:text-align="justify" style:justify-single-word="false"/>
      <style:text-properties fo:font-size="12pt" officeooo:rsid="0070beb2" officeooo:paragraph-rsid="0070beb2" style:font-size-asian="10.5pt" style:font-size-complex="12pt"/>
    </style:style>
    <style:style style:name="P34" style:family="paragraph" style:parent-style-name="Standard">
      <style:paragraph-properties fo:text-align="justify" style:justify-single-word="false"/>
      <style:text-properties officeooo:rsid="0021605b" officeooo:paragraph-rsid="0039f6b7"/>
    </style:style>
    <style:style style:name="P35" style:family="paragraph" style:parent-style-name="Standard">
      <style:paragraph-properties fo:text-align="justify" style:justify-single-word="false" fo:break-before="page"/>
      <style:text-properties officeooo:rsid="006fb5aa" officeooo:paragraph-rsid="006fb5aa"/>
    </style:style>
    <style:style style:name="P36" style:family="paragraph" style:parent-style-name="Standard">
      <style:paragraph-properties fo:text-align="justify" style:justify-single-word="false"/>
      <style:text-properties fo:font-size="16pt" officeooo:rsid="003ef6a9" officeooo:paragraph-rsid="00694f18" style:font-size-asian="16pt" style:font-size-complex="16pt"/>
    </style:style>
    <style:style style:name="P37" style:family="paragraph" style:parent-style-name="Standard">
      <style:paragraph-properties fo:text-align="justify" style:justify-single-word="false"/>
      <style:text-properties fo:font-size="16pt" officeooo:rsid="0012a421" officeooo:paragraph-rsid="0003b77a" style:font-size-asian="16pt" style:font-size-complex="16pt"/>
    </style:style>
    <style:style style:name="P38" style:family="paragraph" style:parent-style-name="Standard">
      <style:paragraph-properties fo:text-align="justify" style:justify-single-word="false"/>
      <style:text-properties fo:font-size="16pt" officeooo:rsid="002ac0ff" officeooo:paragraph-rsid="002ac0ff" style:font-size-asian="16pt" style:font-size-complex="16pt"/>
    </style:style>
    <style:style style:name="P39" style:family="paragraph" style:parent-style-name="Standard">
      <style:paragraph-properties fo:text-align="justify" style:justify-single-word="false"/>
      <style:text-properties officeooo:rsid="00757b52" officeooo:paragraph-rsid="00757b52"/>
    </style:style>
    <style:style style:name="P40" style:family="paragraph" style:parent-style-name="Standard">
      <style:paragraph-properties fo:text-align="justify" style:justify-single-word="false"/>
      <style:text-properties fo:font-size="22pt" officeooo:rsid="0016237a" officeooo:paragraph-rsid="0003b77a" style:font-size-asian="22pt" style:font-size-complex="22pt"/>
    </style:style>
    <style:style style:name="P41" style:family="paragraph" style:parent-style-name="Standard">
      <style:paragraph-properties fo:text-align="justify" style:justify-single-word="false"/>
      <style:text-properties fo:font-size="18pt" officeooo:rsid="00615eac" officeooo:paragraph-rsid="00615eac" style:font-size-asian="18pt" style:font-size-complex="18pt"/>
    </style:style>
    <style:style style:name="P42" style:family="paragraph" style:parent-style-name="Standard">
      <style:paragraph-properties fo:text-align="justify" style:justify-single-word="false"/>
      <style:text-properties fo:font-size="14pt" officeooo:rsid="0012a421" officeooo:paragraph-rsid="0003b77a" style:font-size-asian="14pt" style:font-size-complex="14pt"/>
    </style:style>
    <style:style style:name="P43" style:family="paragraph" style:parent-style-name="Standard">
      <style:paragraph-properties fo:text-align="justify" style:justify-single-word="false"/>
      <style:text-properties fo:font-size="14pt" officeooo:rsid="0013b844" officeooo:paragraph-rsid="0003b77a" style:font-size-asian="14pt" style:font-size-complex="14pt"/>
    </style:style>
    <style:style style:name="P44" style:family="paragraph" style:parent-style-name="Standard">
      <style:paragraph-properties fo:text-align="justify" style:justify-single-word="false"/>
      <style:text-properties officeooo:rsid="0012a421" officeooo:paragraph-rsid="0003b77a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0a17af"/>
    </style:style>
    <style:style style:name="T3" style:family="text">
      <style:text-properties style:font-name="Liberation Serif" officeooo:rsid="00177aa4"/>
    </style:style>
    <style:style style:name="T4" style:family="text">
      <style:text-properties style:font-name="Liberation Serif" fo:font-size="16pt" style:font-size-asian="16pt" style:font-size-complex="16pt"/>
    </style:style>
    <style:style style:name="T5" style:family="text">
      <style:text-properties style:font-name="Liberation Serif" fo:font-size="16pt" officeooo:rsid="002c5dc5" style:font-size-asian="16pt" style:font-size-complex="16pt"/>
    </style:style>
    <style:style style:name="T6" style:family="text">
      <style:text-properties style:font-name="Liberation Serif" officeooo:rsid="006e3298"/>
    </style:style>
    <style:style style:name="T7" style:family="text">
      <style:text-properties style:font-name="Liberation Serif" officeooo:rsid="002c5dc5"/>
    </style:style>
    <style:style style:name="T8" style:family="text">
      <style:text-properties officeooo:rsid="0012a421"/>
    </style:style>
    <style:style style:name="T9" style:family="text">
      <style:text-properties officeooo:rsid="001cdd51" fo:background-color="#ffffff" loext:char-shading-value="0"/>
    </style:style>
    <style:style style:name="T10" style:family="text">
      <style:text-properties officeooo:rsid="00171251"/>
    </style:style>
    <style:style style:name="T11" style:family="text">
      <style:text-properties fo:font-size="16pt" officeooo:rsid="002c20e3" style:font-size-asian="16pt" style:font-size-complex="16pt"/>
    </style:style>
    <style:style style:name="T12" style:family="text">
      <style:text-properties fo:font-size="16pt" officeooo:rsid="002c5dc5" style:font-size-asian="16pt" style:font-size-complex="16pt"/>
    </style:style>
    <style:style style:name="T13" style:family="text">
      <style:text-properties fo:font-size="16pt" officeooo:rsid="00179f43" style:font-size-asian="16pt" style:font-size-complex="16pt"/>
    </style:style>
    <style:style style:name="T14" style:family="text">
      <style:text-properties fo:font-size="16pt" officeooo:rsid="0013b844" style:font-size-asian="16pt" style:font-size-complex="16pt"/>
    </style:style>
    <style:style style:name="T15" style:family="text">
      <style:text-properties fo:font-size="16pt" officeooo:rsid="002ac0ff" style:font-size-asian="16pt" style:font-size-complex="16pt"/>
    </style:style>
    <style:style style:name="T16" style:family="text">
      <style:text-properties fo:font-size="12pt" officeooo:rsid="0035defb" style:font-size-asian="12pt" style:font-size-complex="12pt"/>
    </style:style>
    <style:style style:name="T17" style:family="text">
      <style:text-properties fo:font-size="12pt" style:font-size-asian="10.5pt" style:font-size-complex="12pt"/>
    </style:style>
    <style:style style:name="T18" style:family="text">
      <style:text-properties fo:font-size="12pt" officeooo:rsid="00694f18" style:font-size-asian="10.5pt" style:font-size-complex="12pt"/>
    </style:style>
    <style:style style:name="T19" style:family="text">
      <style:text-properties fo:font-size="12pt" officeooo:rsid="0073f629" style:font-size-asian="10.5pt" style:font-size-complex="12pt"/>
    </style:style>
    <style:style style:name="T20" style:family="text">
      <style:text-properties officeooo:rsid="004ab080"/>
    </style:style>
    <style:style style:name="T21" style:family="text">
      <style:text-properties officeooo:rsid="00615eac"/>
    </style:style>
    <style:style style:name="T22" style:family="text">
      <style:text-properties style:font-name="Cascadia Code"/>
    </style:style>
    <style:style style:name="T23" style:family="text">
      <style:text-properties officeooo:rsid="00662a24"/>
    </style:style>
    <style:style style:name="T24" style:family="text">
      <style:text-properties officeooo:rsid="0069c679"/>
    </style:style>
    <style:style style:name="T25" style:family="text">
      <style:text-properties style:font-name="Liberation Serif" officeooo:rsid="0069c679"/>
    </style:style>
    <style:style style:name="T26" style:family="text">
      <style:text-properties officeooo:rsid="006b097a"/>
    </style:style>
    <style:style style:name="T27" style:family="text">
      <style:text-properties officeooo:rsid="0073f629"/>
    </style:style>
    <style:style style:name="T28" style:family="text">
      <style:text-properties officeooo:rsid="00757b52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Rys."/>
      </text:sequence-decls>
      <text:p text:style-name="P40">Sprawozdanie</text:p>
      <text:p text:style-name="P41">Teoria Współbieżności</text:p>
      <text:p text:style-name="P41">Niezabezpieczona modyfikacja wartości</text:p>
      <text:p text:style-name="P42">Akademia Górniczo-Hutnicza w Krakowie</text:p>
      <text:p text:style-name="P42"><text:span text:style-name="T21">05</text:span>.<text:span text:style-name="T21">10</text:span>.2024 r.</text:p>
      <text:p text:style-name="P42">Bartosz Sajecki</text:p>
      <text:p text:style-name="P1"/>
      <text:p text:style-name="P1"/>
      <text:p text:style-name="P4">1. Dane techniczne</text:p>
      <text:p text:style-name="P1"/>
      <text:p text:style-name="P1">Obliczenia przeprowadzane były na laptopie z systemem Manjaro Linux</text:p>
      <text:p text:style-name="P2"><text:span text:style-name="T8">Kernel </text:span>6.1.77-2-MANJARO (64-bit)</text:p>
      <text:p text:style-name="P2"><text:span text:style-name="T10">P</text:span><text:span text:style-name="T8">rocesor 16 </text:span><text:span text:style-name="T10">x</text:span><text:span text:style-name="T8"> AMD Ryzen 7 4800H</text:span></text:p>
      <text:p text:style-name="P1">Pamięć operacyjna 16 GB</text:p>
      <text:p text:style-name="P2"><text:span text:style-name="T9"/></text:p>
      <text:p text:style-name="P4">2. Cel ćwiczenia</text:p>
      <text:p text:style-name="P7"/>
      <text:p text:style-name="P13">Uruchamiając jednocześnie wiele wątków modyfikujących pamięć współdzieloną zbadać co szybciej doprowadzi do pojawienia się błędów, zwiększanie liczby wątków czy zwiększanie zapotrzebowania poszczególnych wątków na zasoby komputera.</text:p>
      <text:p text:style-name="P11"><text:span text:style-name="T15"/></text:p>
      <text:p text:style-name="P5">3. Wstęp teoretyczny</text:p>
      <text:p text:style-name="P38"><text:span text:style-name="T16"/></text:p>
      <text:p text:style-name="P16">Nawet najprostsza modyfikacja wartości zmiennej <text:span text:style-name="T23">w języku Java</text:span>, wykonywana na przykład przy pomocy instrukcji <text:span text:style-name="T22">i += 1;</text:span> wymaga tego, aby wartość zmiennej została <text:span text:style-name="T23">najpierw</text:span> wczytana do rejestru procesora po to, aby następne do wartości tej dodać pewną liczbę. Po operacji dodawania konieczne jest zapisanie otrzymanej wartości do miejsca w pamięci programu, z którego została ona pierwotnie pobrana.</text:p>
      <text:p text:style-name="P17">Przykładowo, poniższy fragment kodu w Javie</text:p>
      <text:p text:style-name="P14"/>
      <text:p text:style-name="P15">int i = 0;</text:p>
      <text:p text:style-name="P15">for (int j = 0; j &lt; 10; j++) {</text:p>
      <text:p text:style-name="P15"><text:s text:c="4"/>i += j;</text:p>
      <text:p text:style-name="P15">}</text:p>
      <text:p text:style-name="P14"/>
      <text:p text:style-name="P14">jest tłumaczony na następujące sekwencje <text:span text:style-name="T23">bytecode, wykonywane następnie przez maszynę wirtualną</text:span> Javy</text:p>
      <text:p text:style-name="P14"/>
      <text:p text:style-name="P15">0: iconst_0</text:p>
      <text:p text:style-name="P15">1: istore_1<text:tab/>// <text:span text:style-name="T23">wczytaj i=0</text:span></text:p>
      <text:p text:style-name="P15">2: iconst_0</text:p>
      <text:p text:style-name="P15">3: istore_2<text:tab/>// <text:span text:style-name="T23">wczytaj j=0 (licznik pętli)</text:span></text:p>
      <text:p text:style-name="P15">4: iload_2<text:tab/><text:tab/>// <text:span text:style-name="T23">załaduj wartość j</text:span></text:p>
      <text:p text:style-name="P15">5: bipush<text:tab/><text:tab/>10<text:tab/>// <text:span text:style-name="T23">dodaj wartość 10 na stos (warunek końca)</text:span></text:p>
      <text:p text:style-name="P15">7: if_icmpge<text:tab/>20<text:tab/>// <text:span text:style-name="T23">idź do instrukcji 20 jeśli j&gt;=10</text:span></text:p>
      <text:p text:style-name="P15">10: iload_1<text:tab/>// <text:span text:style-name="T23">wczytaj i</text:span></text:p>
      <text:p text:style-name="P15">11: iload_2<text:tab/>// <text:span text:style-name="T23">wczytaj j</text:span></text:p>
      <text:p text:style-name="P15">12: iadd<text:tab/><text:tab/>// <text:span text:style-name="T23">dodaj i+j</text:span></text:p>
      <text:p text:style-name="P15">13: istore_1<text:tab/>// <text:span text:style-name="T23">zapisz wynik dodawania w zmiennej i</text:span></text:p>
      <text:p text:style-name="P15">14: iinc 2, 1<text:tab/>// <text:span text:style-name="T23">zwiększ wartość j o 1</text:span></text:p>
      <text:p text:style-name="P15">17: goto 4<text:tab/><text:tab/>// <text:span text:style-name="T23">rozpocznij pętlę od początku</text:span></text:p>
      <text:p text:style-name="P9"/>
      <text:p text:style-name="P10">Instrukcje <text:span text:style-name="T23">wczytywania</text:span>, inkrementacji oraz zapisywania wartości zmiennej znajdują się w linijkach oznaczonych numerami 10-13.</text:p>
      <text:p text:style-name="P9"/>
      <text:p text:style-name="P6">3.<text:span text:style-name="T20">1</text:span>. <text:span text:style-name="T28">Dostęp wielu wątków do tego samego adresu w pamięci komputera</text:span></text:p>
      <text:p text:style-name="P8"/>
      <text:p text:style-name="P18"><text:span text:style-name="T17">Wszystko działa bez zarzutu gdy program uruchamiamy w jednym wątku i </text:span><text:span text:style-name="T19">instrukcje maszyny wirtualnej uruchamiane są</text:span><text:span text:style-name="T17"> po kolei. Jednak w momencie, gdy </text:span><text:span text:style-name="T18">mamy do czynienia</text:span><text:span text:style-name="T17"> na przykład </text:span><text:span text:style-name="T18">z </text:span><text:span text:style-name="T17">dw</text:span><text:span text:style-name="T18">oma</text:span><text:span text:style-name="T17"> </text:span><text:span text:style-name="T18">wątkami</text:span><text:span text:style-name="T17"> współdzielą</text:span><text:span text:style-name="T18">cymi</text:span><text:span text:style-name="T17"> tę samą przestrzeń adresową w pamięci komputera, </text:span><text:span text:style-name="T19">z</text:span><text:span text:style-name="T17">darzyć się może, że jeden wątek wczyta wartość zmiennej, ale zanim zdąży ją zwiększyć i zapisać nową wartość, to inny wątek zdąży odczytać jeszcze nienadpisaną wartość, zmodyfikować ją po swojemu, a następnie zapisać. Wtedy pierwszy wątek modyfikuje zmienną i zapisuje ją do pamięci komputera, </text:span><text:span text:style-name="T18">nadpisując efekt pracy drugiego wątku.</text:span></text:p>
      <text:p text:style-name="P39"><text:span text:style-name="T17">Sytuacja taka może być mało prawdopodobna, natomiast jeśli komputer jest obciążony innymi procesami lub gdy kalkulacja trwa długo, to szansa na powstanie błędu realnie się zwiększa.</text:span></text:p>
      <text:p text:style-name="P36"/>
      <text:p text:style-name="P20"><text:span text:style-name="T11">4</text:span><text:span text:style-name="T14">. Przebieg ćwiczenia</text:span></text:p>
      <text:p text:style-name="P43"/>
      <text:p text:style-name="P19">Przebadano następujące wartości <text:span text:style-name="T24">liczby wątków oraz długości pętli inkrementującej:</text:span></text:p>
      <text:p text:style-name="P22">Ilość wątków: <draw:frame draw:style-name="fr1" draw:name="Object2" text:anchor-type="as-char" svg:y="-0.1492in" svg:width="5.2598in" svg:height="0.191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1"><text:span text:style-name="T25">Długość pętli: </text:span><draw:frame draw:style-name="fr1" draw:name="Object1" text:anchor-type="as-char" svg:y="-0.1492in" svg:width="5.2598in" svg:height="0.191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2"/>
      <text:p text:style-name="P22">Dla każdej liczby wątków z powyższej listy tworzono jeden wątek <text:span text:style-name="T27">inkrementujący zmienną</text:span> i jeden <text:span text:style-name="T27">ją dekrementujący</text:span>, które uruchamiają pętle modyfikujące zmienną znajdującą się pod tym samym adresem <text:span text:style-name="T27">w pamięci</text:span> o długości pracy pętli z zakresu wartości podanych w liście powyżej. <text:span text:style-name="T27">Ponieważ w</text:span>ątki tworzono parami, końcowa wartość <text:span text:style-name="T27">modyfikowanej </text:span>zmiennej powinna wynosić 0. <text:span text:style-name="T26">Na koniec pracy programu wypisano ostateczną wartość zmiennej na której program zakończył swoją pracę.</text:span></text:p>
      <text:p text:style-name="P12"><text:span text:style-name="T5"/></text:p>
      <text:p text:style-name="P12"><text:span text:style-name="T5">5</text:span><text:span text:style-name="T4">. Wyniki obliczeń</text:span></text:p>
      <text:p text:style-name="P23"><text:span text:style-name="T3"/></text:p>
      <text:p text:style-name="P24"><text:span text:style-name="T3">W </text:span><text:span text:style-name="T1">poniższej </text:span><text:span text:style-name="T6">Tabeli 1.</text:span><text:span text:style-name="T1"> liczby w pierwszym wierszu to liczba wątków modyfikujących zmienną uruchomiona jednocześnie, a liczba w pierwszej kolumnie to długość pętli modyfikującej zmienną.</text:span></text:p>
      <text:p text:style-name="P24"><text:span text:style-name="T1">Wartość zapisana w komórce to wartość końcowa modyfikowanej zmiennej.</text:span></text:p>
      <text:p text:style-name="P24"><text:span text:style-name="T1"/></text:p>
      <table:table table:name="Table1" table:style-name="Table1" table:template-name="Default Style">
        <table:table-column table:style-name="Table1.A"/>
        <table:table-column table:style-name="Table1.B" table:number-columns-repeated="4"/>
        <table:table-column table:style-name="Table1.F"/>
        <table:table-column table:style-name="Table1.G" table:number-columns-repeated="3"/>
        <table:table-column table:style-name="Table1.J"/>
        <table:table-column table:style-name="Table1.K"/>
        <table:table-column table:style-name="Table1.L"/>
        <table:table-column table:style-name="Table1.M" table:number-columns-repeated="5"/>
        <table:table-column table:style-name="Table1.R"/>
        <table:table-row>
          <table:table-cell table:style-name="Table1.A1" office:value-type="string">
            <text:p text:style-name="P30"><text:s text:c="3"/>wątki </text:p>
            <text:p text:style-name="P30"/>
            <text:p text:style-name="P30">iteracje</text:p>
          </table:table-cell>
          <table:table-cell table:style-name="Table1.B1" office:value-type="string">
            <text:p text:style-name="P29"><text:span text:style-name="T6">1</text:span></text:p>
          </table:table-cell>
          <table:table-cell table:style-name="Table1.B1" office:value-type="string">
            <text:p text:style-name="P29"><text:span text:style-name="T1">2</text:span></text:p>
          </table:table-cell>
          <table:table-cell table:style-name="Table1.B1" office:value-type="string">
            <text:p text:style-name="P29"><text:span text:style-name="T1">3</text:span></text:p>
          </table:table-cell>
          <table:table-cell table:style-name="Table1.B1" office:value-type="string">
            <text:p text:style-name="P29"><text:span text:style-name="T1">5</text:span></text:p>
          </table:table-cell>
          <table:table-cell table:style-name="Table1.B1" office:value-type="string">
            <text:p text:style-name="P29"><text:span text:style-name="T1">10</text:span></text:p>
          </table:table-cell>
          <table:table-cell table:style-name="Table1.B1" office:value-type="string">
            <text:p text:style-name="P29"><text:span text:style-name="T1">15</text:span></text:p>
          </table:table-cell>
          <table:table-cell table:style-name="Table1.B1" office:value-type="string">
            <text:p text:style-name="P29"><text:span text:style-name="T1">30</text:span></text:p>
          </table:table-cell>
          <table:table-cell table:style-name="Table1.B1" office:value-type="string">
            <text:p text:style-name="P29"><text:span text:style-name="T1">50</text:span></text:p>
          </table:table-cell>
          <table:table-cell table:style-name="Table1.B1" office:value-type="string">
            <text:p text:style-name="P29"><text:span text:style-name="T1">100</text:span></text:p>
          </table:table-cell>
          <table:table-cell table:style-name="Table1.B1" office:value-type="string">
            <text:p text:style-name="P29"><text:span text:style-name="T1">200</text:span></text:p>
          </table:table-cell>
          <table:table-cell table:style-name="Table1.B1" office:value-type="string">
            <text:p text:style-name="P29"><text:span text:style-name="T1">500</text:span></text:p>
          </table:table-cell>
          <table:table-cell table:style-name="Table1.B1" office:value-type="string">
            <text:p text:style-name="P29"><text:span text:style-name="T1">1000</text:span></text:p>
          </table:table-cell>
          <table:table-cell table:style-name="Table1.B1" office:value-type="string">
            <text:p text:style-name="P29"><text:span text:style-name="T1">2000</text:span></text:p>
          </table:table-cell>
          <table:table-cell table:style-name="Table1.B1" office:value-type="string">
            <text:p text:style-name="P29"><text:span text:style-name="T1">3000</text:span></text:p>
          </table:table-cell>
          <table:table-cell table:style-name="Table1.B1" office:value-type="string">
            <text:p text:style-name="P29"><text:span text:style-name="T1">4000</text:span></text:p>
          </table:table-cell>
          <table:table-cell table:style-name="Table1.B1" office:value-type="string">
            <text:p text:style-name="P29"><text:span text:style-name="T1">5000</text:span></text:p>
          </table:table-cell>
          <table:table-cell table:style-name="Table1.R1" office:value-type="string">
            <text:p text:style-name="P29"><text:span text:style-name="T1">10000</text:span></text:p>
          </table:table-cell>
        </table:table-row>
        <table:table-row>
          <table:table-cell table:style-name="Table1.A2" office:value-type="string">
            <text:p text:style-name="P29"><text:span text:style-name="T1">1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R2" office:value-type="string">
            <text:p text:style-name="P29"><text:span text:style-name="T1">0</text:span></text:p>
          </table:table-cell>
        </table:table-row>
        <table:table-row>
          <table:table-cell table:style-name="Table1.A2" office:value-type="string">
            <text:p text:style-name="P29"><text:span text:style-name="T1">2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R2" office:value-type="string">
            <text:p text:style-name="P29"><text:span text:style-name="T1">0</text:span></text:p>
          </table:table-cell>
        </table:table-row>
        <table:table-row>
          <table:table-cell table:style-name="Table1.A2" office:value-type="string">
            <text:p text:style-name="P29"><text:span text:style-name="T1">3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R2" office:value-type="string">
            <text:p text:style-name="P29"><text:span text:style-name="T1">-3</text:span></text:p>
          </table:table-cell>
        </table:table-row>
        <table:table-row>
          <table:table-cell table:style-name="Table1.A2" office:value-type="string">
            <text:p text:style-name="P29"><text:span text:style-name="T1">5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R2" office:value-type="string">
            <text:p text:style-name="P29"><text:span text:style-name="T1">0</text:span></text:p>
          </table:table-cell>
        </table:table-row>
        <table:table-row>
          <table:table-cell table:style-name="Table1.A2" office:value-type="string">
            <text:p text:style-name="P29"><text:span text:style-name="T1">1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R2" office:value-type="string">
            <text:p text:style-name="P29"><text:span text:style-name="T1">0</text:span></text:p>
          </table:table-cell>
        </table:table-row>
        <table:table-row>
          <table:table-cell table:style-name="Table1.A2" office:value-type="string">
            <text:p text:style-name="P29"><text:span text:style-name="T1">15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R2" office:value-type="string">
            <text:p text:style-name="P29"><text:span text:style-name="T6">0</text:span></text:p>
          </table:table-cell>
        </table:table-row>
        <table:table-row>
          <table:table-cell table:style-name="Table1.A2" office:value-type="string">
            <text:p text:style-name="P29"><text:span text:style-name="T1">3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R2" office:value-type="string">
            <text:p text:style-name="P29"><text:span text:style-name="T1">0</text:span></text:p>
          </table:table-cell>
        </table:table-row>
        <table:table-row>
          <table:table-cell table:style-name="Table1.A2" office:value-type="string">
            <text:p text:style-name="P29"><text:span text:style-name="T1">5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5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R2" office:value-type="string">
            <text:p text:style-name="P29"><text:span text:style-name="T1">0</text:span></text:p>
          </table:table-cell>
        </table:table-row>
        <table:table-row>
          <table:table-cell table:style-name="Table1.A2" office:value-type="string">
            <text:p text:style-name="P29"><text:span text:style-name="T1">10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10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R2" office:value-type="string">
            <text:p text:style-name="P29"><text:span text:style-name="T1">0</text:span></text:p>
          </table:table-cell>
        </table:table-row>
        <table:table-row>
          <table:table-cell table:style-name="Table1.A2" office:value-type="string">
            <text:p text:style-name="P29"><text:span text:style-name="T1">20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R2" office:value-type="string">
            <text:p text:style-name="P29"><text:span text:style-name="T1">0</text:span></text:p>
          </table:table-cell>
        </table:table-row>
        <table:table-row>
          <table:table-cell table:style-name="Table1.A2" office:value-type="string">
            <text:p text:style-name="P29"><text:span text:style-name="T1">50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-369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415</text:span></text:p>
          </table:table-cell>
          <table:table-cell table:style-name="Table1.R2" office:value-type="string">
            <text:p text:style-name="P29"><text:span text:style-name="T1">0</text:span></text:p>
          </table:table-cell>
        </table:table-row>
        <table:table-row>
          <table:table-cell table:style-name="Table1.A2" office:value-type="string">
            <text:p text:style-name="P29"><text:span text:style-name="T1">100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1000</text:span></text:p>
          </table:table-cell>
          <table:table-cell table:style-name="Table1.A2" office:value-type="string">
            <text:p text:style-name="P29"><text:span text:style-name="T1">353</text:span></text:p>
          </table:table-cell>
          <table:table-cell table:style-name="Table1.A2" office:value-type="string">
            <text:p text:style-name="P29"><text:span text:style-name="T1">3327</text:span></text:p>
          </table:table-cell>
          <table:table-cell table:style-name="Table1.R2" office:value-type="string">
            <text:p text:style-name="P29"><text:span text:style-name="T1">-1000</text:span></text:p>
          </table:table-cell>
        </table:table-row>
        <table:table-row table:style-name="Table1.14">
          <table:table-cell table:style-name="Table1.A2" office:value-type="string">
            <text:p text:style-name="P29"><text:span text:style-name="T1">200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536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517</text:span></text:p>
          </table:table-cell>
          <table:table-cell table:style-name="Table1.A2" office:value-type="string">
            <text:p text:style-name="P29"><text:span text:style-name="T1">-3028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R2" office:value-type="string">
            <text:p text:style-name="P29"><text:span text:style-name="T1">-448</text:span></text:p>
          </table:table-cell>
        </table:table-row>
        <table:table-row>
          <table:table-cell table:style-name="Table1.A2" office:value-type="string">
            <text:p text:style-name="P29"><text:span text:style-name="T1">300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-4635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2396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-200</text:span></text:p>
          </table:table-cell>
          <table:table-cell table:style-name="Table1.A2" office:value-type="string">
            <text:p text:style-name="P29"><text:span text:style-name="T1">-985</text:span></text:p>
          </table:table-cell>
          <table:table-cell table:style-name="Table1.R2" office:value-type="string">
            <text:p text:style-name="P29"><text:span text:style-name="T1">-4212</text:span></text:p>
          </table:table-cell>
        </table:table-row>
        <table:table-row>
          <table:table-cell table:style-name="Table1.A2" office:value-type="string">
            <text:p text:style-name="P29"><text:span text:style-name="T1">400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721</text:span></text:p>
          </table:table-cell>
          <table:table-cell table:style-name="Table1.A2" office:value-type="string">
            <text:p text:style-name="P29"><text:span text:style-name="T1">5278</text:span></text:p>
          </table:table-cell>
          <table:table-cell table:style-name="Table1.A2" office:value-type="string">
            <text:p text:style-name="P29"><text:span text:style-name="T1">6011</text:span></text:p>
          </table:table-cell>
          <table:table-cell table:style-name="Table1.A2" office:value-type="string">
            <text:p text:style-name="P29"><text:span text:style-name="T1">4731</text:span></text:p>
          </table:table-cell>
          <table:table-cell table:style-name="Table1.R2" office:value-type="string">
            <text:p text:style-name="P29"><text:span text:style-name="T1">12732</text:span></text:p>
          </table:table-cell>
        </table:table-row>
        <table:table-row>
          <table:table-cell table:style-name="Table1.A2" office:value-type="string">
            <text:p text:style-name="P29"><text:span text:style-name="T1">500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-1083</text:span></text:p>
          </table:table-cell>
          <table:table-cell table:style-name="Table1.A2" office:value-type="string">
            <text:p text:style-name="P29"><text:span text:style-name="T1">-4009</text:span></text:p>
          </table:table-cell>
          <table:table-cell table:style-name="Table1.A2" office:value-type="string">
            <text:p text:style-name="P29"><text:span text:style-name="T1">5284</text:span></text:p>
          </table:table-cell>
          <table:table-cell table:style-name="Table1.R2" office:value-type="string">
            <text:p text:style-name="P29"><text:span text:style-name="T1">5188</text:span></text:p>
          </table:table-cell>
        </table:table-row>
        <table:table-row>
          <table:table-cell table:style-name="Table1.A2" office:value-type="string">
            <text:p text:style-name="P29"><text:span text:style-name="T1">1000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4183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2649</text:span></text:p>
          </table:table-cell>
          <table:table-cell table:style-name="Table1.A2" office:value-type="string">
            <text:p text:style-name="P29"><text:span text:style-name="T1">-2335</text:span></text:p>
          </table:table-cell>
          <table:table-cell table:style-name="Table1.A2" office:value-type="string">
            <text:p text:style-name="P29"><text:span text:style-name="T1">0</text:span></text:p>
          </table:table-cell>
          <table:table-cell table:style-name="Table1.A2" office:value-type="string">
            <text:p text:style-name="P29"><text:span text:style-name="T1">-13190</text:span></text:p>
          </table:table-cell>
          <table:table-cell table:style-name="Table1.A2" office:value-type="string">
            <text:p text:style-name="P29"><text:span text:style-name="T1">24748</text:span></text:p>
          </table:table-cell>
          <table:table-cell table:style-name="Table1.A2" office:value-type="string">
            <text:p text:style-name="P29"><text:span text:style-name="T1">36939</text:span></text:p>
          </table:table-cell>
          <table:table-cell table:style-name="Table1.R2" office:value-type="string">
            <text:p text:style-name="P29"><text:span text:style-name="T1">29659</text:span></text:p>
          </table:table-cell>
        </table:table-row>
      </table:table>
      <text:p text:style-name="P25"><text:span text:style-name="T1"/></text:p>
      <text:p text:style-name="P26">Wynik działania programu jest różny od zera na przykład dla dziesięciu tysięcy wątków przy pętli modyfikującej składającej się z trzech iteracji, i jest to dosyć nietypowo występujący błąd biorąc pod uwagę pozostałe wyniki.</text:p>
      <text:p text:style-name="P35"><text:span text:style-name="T5">6. </text:span><text:span text:style-name="T4">Analiza wyników</text:span></text:p>
      <text:p text:style-name="P31"><text:span text:style-name="T1"/></text:p>
      <text:p text:style-name="P33"><text:span text:style-name="T1">Dla pętli o długości dziesięciu tysięcy iteracji pierwszy błąd pojawił się przy stu wątkach, natomiast przy dziesięciu tysiącach wątków pierwszy błąd pojawił się już przy pętli o długości trzech iteracji, lub, gdyby pominąć ten wynik, to przy pętli długości tysiąca iteracji.</text:span></text:p>
      <text:p text:style-name="P33"><text:span text:style-name="T1">Jednak dla innych, mniejszych liczb wątków błędy pojawiały się jeszcze wcześniej. Przykładowo dla trzech tysięcy wątków pierwszy błąd wystąpił przy pętli długości pięćdziesięciu iteracji.</text:span></text:p>
      <text:p text:style-name="P32"><text:span text:style-name="T7"/></text:p>
      <text:p text:style-name="P34"><text:span text:style-name="T12">7</text:span><text:span text:style-name="T13">. Wnioski</text:span></text:p>
      <text:p text:style-name="P3"><text:span text:style-name="T2"/></text:p>
      <text:p text:style-name="P27">Aplikacje wielowątkowe podatne są na zakłamanie wyników obliczeń spowodowane przez dostęp do pamięci współdzielonej który nie jest synchronizowany pomiędzy wątkami.</text:p>
      <text:p text:style-name="P27">W przypadku wykonanego eksperymentu większe znaczenie ma liczba utworzonych wątków i to jej wzrost szybciej powoduje wystąpienie błędów.</text:p>
      <text:p text:style-name="P27">Zwiększanie liczby iteracji w metodzie modyfikującej współdzieloną wartość, poza prowokowaniem błędu będącego tematem badania, skutkuje również większym odchyłem wyniku od wartości spodziewanej wynoszącej zero.</text:p>
      <text:p text:style-name="P28">Pomimo, że wzrost ilości wątków ma większy wpływ na wystąpienie błędów, to różnica ta nie jest znacząca w praktyce. Najważniejsze jest utrzymanie zarówno niskiej liczby wątków jak i liczby iteracji aby otrzymywać poprawne wyniki przy niezabezpieczonej pamięci programu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Code" svg:font-family="'Cascadia Code'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Rys." style:family="paragraph" style:parent-style-name="Caption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.0189in" fo:margin-bottom="0.618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6:16:50.590178452</meta:creation-date>
    <dc:date>2024-10-07T23:46:07.646389280</dc:date>
    <meta:editing-duration>P10DT9H15M28S</meta:editing-duration>
    <meta:editing-cycles>90</meta:editing-cycles>
    <meta:generator>LibreOffice/24.2.6.2$Linux_X86_64 LibreOffice_project/420$Build-2</meta:generator>
    <meta:print-date>2024-06-12T16:25:10.150604533</meta:print-date>
    <meta:printed-by>PDF files</meta:printed-by>
    <meta:document-statistic meta:table-count="1" meta:image-count="0" meta:object-count="2" meta:page-count="4" meta:paragraph-count="380" meta:word-count="1034" meta:character-count="5422" meta:non-whitespace-character-count="4754"/>
  </office:meta>
</office:document-meta>
</file>

<file path=Object 1/content.xml><?xml version="1.0" encoding="utf-8"?>
<math xmlns="http://www.w3.org/1998/Math/MathML" display="block">
  <semantics>
    <mrow>
      <mo fence="true" form="prefix" stretchy="false">[</mo>
      <mrow>
        <mrow>
          <mn>1</mn>
          <mi>,</mi>
          <mn>2</mn>
          <mi>,</mi>
          <mn>3</mn>
          <mi>,</mi>
          <mn>5</mn>
          <mi>,</mi>
          <mn>10</mn>
          <mi>,</mi>
          <mn>15</mn>
          <mi>,</mi>
          <mn>30</mn>
          <mi>,</mi>
          <mn>50</mn>
          <mi>,</mi>
          <mn>100</mn>
          <mi>,</mi>
          <mn>200</mn>
          <mi>,</mi>
          <mn>500</mn>
          <mi>,</mi>
          <mn>1000</mn>
          <mi>,</mi>
          <mn>2000</mn>
          <mi>,</mi>
          <mn>3000</mn>
          <mi>,</mi>
          <mn>4000</mn>
          <mi>,</mi>
          <mn>5000</mn>
          <mi>,</mi>
          <mn>10000</mn>
        </mrow>
      </mrow>
      <mo fence="true" form="postfix" stretchy="false">]</mo>
    </mrow>
    <annotation encoding="StarMath 5.0">[1, 2, 3, 5, 10, 15, 30, 50, 100, 200, 500, 1000, 2000, 3000, 4000, 5000, 10000]</annotation>
  </semantics>
</math>
</file>

<file path=Object 2/content.xml><?xml version="1.0" encoding="utf-8"?>
<math xmlns="http://www.w3.org/1998/Math/MathML" display="block">
  <semantics>
    <mrow>
      <mo fence="true" form="prefix" stretchy="false">[</mo>
      <mrow>
        <mrow>
          <mn>1</mn>
          <mi>,</mi>
          <mn>2</mn>
          <mi>,</mi>
          <mn>3</mn>
          <mi>,</mi>
          <mn>5</mn>
          <mi>,</mi>
          <mn>10</mn>
          <mi>,</mi>
          <mn>15</mn>
          <mi>,</mi>
          <mn>30</mn>
          <mi>,</mi>
          <mn>50</mn>
          <mi>,</mi>
          <mn>100</mn>
          <mi>,</mi>
          <mn>200</mn>
          <mi>,</mi>
          <mn>500</mn>
          <mi>,</mi>
          <mn>1000</mn>
          <mi>,</mi>
          <mn>2000</mn>
          <mi>,</mi>
          <mn>3000</mn>
          <mi>,</mi>
          <mn>4000</mn>
          <mi>,</mi>
          <mn>5000</mn>
          <mi>,</mi>
          <mn>10000</mn>
        </mrow>
      </mrow>
      <mo fence="true" form="postfix" stretchy="false">]</mo>
    </mrow>
    <annotation encoding="StarMath 5.0">[1, 2, 3, 5, 10, 15, 30, 50, 100, 200, 500, 1000, 2000, 3000, 4000, 5000, 10000]</annotation>
  </semantics>
</math>
</file>